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erverMaxValueIncrementer.getIdentity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erverMaxValueIncrementer.SqlServerMaxValueIncrementer( DataSource dataSource , String incrementerName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erverMaxValueIncrementer.SqlServer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ServerMaxValueIncrementer.getIncremen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